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61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477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Default"/>
          <table:table-cell office:value-type="string" calcext:value-type="string">
            <text:p>LibreOffice Calc</text:p>
          </table:table-cell>
          <table:table-cell office:value-type="string" calcext:value-type="string">
            <text:p>LibreOffice Impress</text:p>
          </table:table-cell>
          <table:table-cell office:value-type="string" calcext:value-type="string">
            <text:p>LibreOffice Writer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Krita</text:p>
          </table:table-cell>
          <table:table-cell office:value-type="string" calcext:value-type="string">
            <text:p>Inkscape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Numpad </text:span>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Numpad </text:span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Numpad </text:span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Numpad </text:span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pad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pad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pad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pad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pad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Numpad </text:span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Numpad </text:span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Numpad </text:span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Numpad </text:span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Numpad </text:span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Numpad </text:span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P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c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¿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´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</text:span>+E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F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F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F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F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F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F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F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F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F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F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”</text:span>/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”</text:span>*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”</text:span>-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”</text:span>+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Int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Numpad </text:span>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Numpad </text:span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Numpad </text:span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Numpad </text:span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Numpad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Numpad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Numpad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Numpad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Numpad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Numpad </text:span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Numpad </text:span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Numpad </text:span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Numpad </text:span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Numpad </text:span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Numpad </text:span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ReP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AvP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Ins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Sup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Inic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F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”</text:span>|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” </text:span>' 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”</text:span>¿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” </text:span>´ 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”</text:span>+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”</text:span>{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”</text:span>}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</text:span>+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”</text:span>,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”</text:span>.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”</text:span>-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ft+E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F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F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F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F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F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F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F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F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F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F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”</text:span>/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”</text:span>*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”</text:span>-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”</text:span>+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Int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Numpad </text:span>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Numpad </text:span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Numpad </text:span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Numpad </text:span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Numpad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Numpad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Numpad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Numpad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Numpad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Numpad </text:span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Numpad </text:span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Numpad </text:span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Numpad </text:span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Numpad </text:span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Numpad </text:span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ReP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AvP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Ins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Sup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Inic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F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”</text:span>|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” </text:span>' 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”</text:span>¿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” </text:span>´ 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”</text:span>+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”</text:span>{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”</text:span>}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ft+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</text:span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”</text:span>,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”</text:span>.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Shift+”</text:span>-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+E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F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F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F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F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F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F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F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F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F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F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”</text:span>/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”</text:span>*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”</text:span>-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”</text:span>+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Int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Numpad </text:span>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Numpad </text:span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Numpad </text:span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Numpad </text:span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Numpad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Numpad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Numpad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Numpad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Numpad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Numpad </text:span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Numpad </text:span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Numpad </text:span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Numpad </text:span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Numpad </text:span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Numpad </text:span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ReP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AvP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Ins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Sup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Inic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F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”</text:span>|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” </text:span>' 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”</text:span>¿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” </text:span>´ 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”</text:span>+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”</text:span>{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”</text:span>}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</text:span>+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”</text:span>,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”</text:span>.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”</text:span>-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trl+Alt+E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F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F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F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F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F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F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F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F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F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F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”</text:span>/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”</text:span>*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”</text:span>-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”</text:span>+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Int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Numpad </text:span>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Numpad </text:span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Numpad </text:span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Numpad </text:span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Numpad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Numpad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Numpad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Numpad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Numpad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Numpad </text:span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Numpad </text:span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Numpad </text:span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Numpad </text:span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Numpad </text:span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Numpad </text:span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ReP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AvP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Ins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Sup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Inic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F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”</text:span>|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” </text:span>' 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”</text:span>¿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” </text:span>´ 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”</text:span>+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”</text:span>{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”</text:span>}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</text:span>+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”</text:span>,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”</text:span>.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”</text:span>-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Shift+E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F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F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F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F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F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F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F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F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F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F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”</text:span>/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”</text:span>*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”</text:span>-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”</text:span>+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Int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Numpad </text:span>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Numpad </text:span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Numpad </text:span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Numpad </text:span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Numpad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Numpad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Numpad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Numpad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Numpad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Numpad </text:span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Numpad </text:span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Numpad </text:span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Numpad </text:span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Numpad </text:span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Numpad </text:span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ReP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AvP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Ins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Sup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Inic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F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”</text:span>|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” </text:span>' 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”</text:span>¿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” </text:span>´ 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”</text:span>+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”</text:span>{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”</text:span>}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</text:span>Shift+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</text:span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”</text:span>,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”</text:span>.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Shift+”</text:span>-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Shift+E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F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F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F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F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F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F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F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F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F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F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”</text:span>/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”</text:span>*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”</text:span>-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”</text:span>+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Int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Numpad </text:span>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Numpad </text:span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Numpad </text:span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Numpad </text:span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Numpad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Numpad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Numpad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Numpad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Numpad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Numpad </text:span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Numpad </text:span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Numpad </text:span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Numpad </text:span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Numpad </text:span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Numpad </text:span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ReP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AvP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Ins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Sup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Inic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F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”</text:span>|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” </text:span>' 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”</text:span>¿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” </text:span>´ 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”</text:span>+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”</text:span>{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”</text:span>}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</text:span>Shift+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</text:span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”</text:span>,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”</text:span>.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lt+Shift+”</text:span>-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Shift+E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F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F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F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F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F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F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F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F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F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F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”</text:span>/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”</text:span>*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”</text:span>-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”</text:span>+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Int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Numpad </text:span>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Numpad </text:span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Numpad </text:span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Numpad </text:span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Numpad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Numpad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Numpad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Numpad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Numpad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Numpad </text:span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Numpad </text:span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Numpad </text:span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Numpad </text:span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Numpad </text:span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Numpad </text:span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ReP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AvP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Ins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Sup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Inic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F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”</text:span>|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” </text:span>' 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”</text:span>¿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” </text:span>´ 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”</text:span>+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”</text:span>{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”</text:span>}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</text:span>Shift+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</text:span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”</text:span>,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”</text:span>.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trl+Alt+Shift+”</text:span>-”</text:p>
          </table:table-cell>
          <table:table-cell table:number-columns-repeated="6"/>
        </table:table-row>
        <table:table-row table:style-name="ro1" table:number-rows-repeated="104789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5T14:32:48.889000000</meta:creation-date>
    <meta:generator>LibreOffice/7.5.0.3$Windows_X86_64 LibreOffice_project/c21113d003cd3efa8c53188764377a8272d9d6de</meta:generator>
    <dc:date>2023-06-15T21:30:37.314000000</dc:date>
    <meta:editing-duration>PT1H19M55S</meta:editing-duration>
    <meta:editing-cycles>3</meta:editing-cycles>
    <meta:document-statistic meta:table-count="1" meta:cell-count="690" meta:object-count="0"/>
  </office:meta>
</office:document-meta>
</file>